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492" officeooo:paragraph-rsid="0017d4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ban scienc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5-10-13T08:41:57.104892654</meta:creation-date>
    <meta:generator>LibreOffice/24.2.7.2$Linux_X86_64 LibreOffice_project/420$Build-2</meta:generator>
    <dc:date>2025-10-13T08:42:24.495727994</dc:date>
    <dc:creator>Eugeni Vidal Tortosa</dc:creator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</office:meta>
</office:document-meta>
</file>